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table:style-name="ce1" office:value-type="string" calcext:value-type="string">
            <text:p>1,33</text:p>
          </table:table-cell>
        </table:table-row>
        <table:table-row table:style-name="ro1">
          <table:table-cell office:value-type="string" calcext:value-type="string">
            <text:p>COMPAS</text:p>
          </table:table-cell>
          <table:table-cell/>
          <table:table-cell office:value-type="string" calcext:value-type="string">
            <text:p>6 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8:34:05.081383526</meta:creation-date>
    <dc:date>2020-01-14T00:10:21.276490343</dc:date>
    <meta:editing-duration>PT3H17M27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